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cm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measure" style:list-style-name="L1">
      <style:graphic-properties draw:textarea-vertical-align="middle"/>
    </style:style>
    <style:style style:name="gr12" style:family="graphic" style:parent-style-name="measure" style:list-style-name="L1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82cm"/>
    </style:style>
    <style:style style:name="gr16" style:family="graphic" style:parent-style-name="standard">
      <style:graphic-properties draw:stroke="none" svg:stroke-color="#000000" draw:fill="none" draw:fill-color="#ffffff" fo:min-height="0.775cm"/>
    </style:style>
    <style:style style:name="gr17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06cm" svg:height="4.166cm" svg:x="7.35cm" svg:y="4.81cm">
          <text:p/>
        </draw:rect>
        <draw:circle draw:style-name="gr2" draw:text-style-name="P1" draw:layer="layout" svg:width="0.787cm" svg:height="0.787cm" svg:x="16.822cm" svg:y="5.823cm">
          <text:p/>
        </draw:circle>
        <draw:circle draw:style-name="gr2" draw:text-style-name="P1" draw:layer="layout" svg:width="0.787cm" svg:height="0.787cm" svg:x="16.823cm" svg:y="7.324cm">
          <text:p/>
        </draw:circle>
        <draw:line draw:style-name="gr3" draw:text-style-name="P1" draw:layer="layout" svg:x1="17.25cm" svg:y1="6.2cm" svg:x2="17.275cm" svg:y2="3.425cm">
          <text:p/>
        </draw:line>
        <draw:line draw:style-name="gr3" draw:text-style-name="P1" draw:layer="layout" svg:x1="18.875cm" svg:y1="4.575cm" svg:x2="18.875cm" svg:y2="3.525cm">
          <text:p/>
        </draw:line>
        <draw:line draw:style-name="gr4" draw:text-style-name="P1" draw:layer="layout" svg:x1="17.275cm" svg:y1="4.2cm" svg:x2="18.95cm" svg:y2="4.15cm">
          <text:p/>
        </draw:line>
        <draw:line draw:style-name="gr3" draw:text-style-name="P1" draw:layer="layout" svg:x1="19.075cm" svg:y1="8.95cm" svg:x2="21.3cm" svg:y2="8.925cm">
          <text:p/>
        </draw:line>
        <draw:line draw:style-name="gr3" draw:text-style-name="P1" draw:layer="layout" svg:x1="17.25cm" svg:y1="7.75cm" svg:x2="20.225cm" svg:y2="7.75cm">
          <text:p/>
        </draw:line>
        <draw:line draw:style-name="gr3" draw:text-style-name="P1" draw:layer="layout" svg:x1="17.25cm" svg:y1="6.25cm" svg:x2="21.475cm" svg:y2="6.2cm">
          <text:p/>
        </draw:line>
        <draw:line draw:style-name="gr5" draw:text-style-name="P1" draw:layer="layout" svg:x1="19.625cm" svg:y1="7.75cm" svg:x2="19.575cm" svg:y2="8.95cm">
          <text:p text:style-name="P1"><text:s text:c="2"/></text:p>
          <text:p text:style-name="P1"/>
        </draw:line>
        <draw:line draw:style-name="gr4" draw:text-style-name="P2" draw:layer="layout" svg:x1="21.2cm" svg:y1="6.25cm" svg:x2="21.2cm" svg:y2="8.9cm">
          <text:p/>
        </draw:line>
        <draw:frame draw:style-name="gr6" draw:layer="layout" svg:width="1.594cm" svg:height="0.963cm" svg:x="21.181cm" svg:y="7.05cm">
          <draw:text-box>
            <text:p>1.0”</text:p>
          </draw:text-box>
        </draw:frame>
        <draw:frame draw:style-name="gr7" draw:layer="layout" svg:width="0.502cm" svg:height="1.204cm" svg:x="23.1cm" svg:y="5.825cm">
          <draw:text-box>
            <text:p/>
          </draw:text-box>
        </draw:frame>
        <draw:frame draw:style-name="gr8" draw:layer="layout" svg:width="1.243cm" svg:height="0.963cm" svg:x="19.55cm" svg:y="7.9cm">
          <draw:text-box>
            <text:p>.5”</text:p>
          </draw:text-box>
        </draw:frame>
        <draw:frame draw:style-name="gr9" draw:layer="layout" svg:width="1.594cm" svg:height="1.113cm" svg:x="17.375cm" svg:y="3.175cm">
          <draw:text-box>
            <text:p>.66”</text:p>
          </draw:text-box>
        </draw:frame>
        <draw:rect draw:style-name="gr1" draw:text-style-name="P1" draw:layer="layout" svg:width="8.992cm" svg:height="4.175cm" svg:x="2.15cm" svg:y="12.1cm">
          <text:p/>
        </draw:rect>
        <draw:rect draw:style-name="gr1" draw:text-style-name="P1" draw:layer="layout" svg:width="8.992cm" svg:height="4.175cm" svg:x="16.35cm" svg:y="12.101cm">
          <text:p/>
        </draw:rect>
        <draw:rect draw:style-name="gr2" draw:text-style-name="P1" draw:layer="layout" svg:width="2.54cm" svg:height="2.54cm" svg:x="5.3cm" svg:y="12.15cm">
          <text:p/>
        </draw:rect>
        <draw:measure draw:style-name="gr10" draw:text-style-name="P1" draw:layer="measurelines" svg:x1="5.325cm" svg:y1="11.6cm" svg:x2="7.875cm" svg:y2="11.575cm">
          <text:p text:style-name="P3"><text:span text:style-name="T1"><text:measure text:kind="gap"/></text:span><text:span text:style-name="T1"><text:measure text:kind="value">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11" draw:text-style-name="P4" draw:layer="measurelines" svg:x1="4.925cm" svg:y1="14.655cm" svg:x2="4.9cm" svg:y2="12.124cm">
          <text:p text:style-name="P4"><text:span text:style-name="T1"><text:measure text:kind="gap"/></text:span><text:span text:style-name="T1"><text:measure text:kind="value">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circle draw:style-name="gr2" draw:text-style-name="P1" draw:layer="layout" svg:width="1.981cm" svg:height="1.981cm" svg:x="20.444cm" svg:y="13cm">
          <text:p/>
        </draw:circle>
        <draw:measure draw:style-name="gr12" draw:text-style-name="P4" draw:layer="measurelines" svg:x1="21.552cm" svg:y1="11.525cm" svg:x2="25.353cm" svg:y2="11.5cm">
          <text:p text:style-name="P4"><text:span text:style-name="T1"><text:measure text:kind="gap"/></text:span><text:span text:style-name="T1"><text:measure text:kind="value">1.5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line draw:style-name="gr13" draw:text-style-name="P1" draw:layer="layout" svg:x1="19.975cm" svg:y1="17.075cm" svg:x2="21.05cm" svg:y2="14.925cm">
          <text:p/>
        </draw:line>
        <draw:line draw:style-name="gr3" draw:text-style-name="P1" draw:layer="layout" svg:x1="19.025cm" svg:y1="17.15cm" svg:x2="19.95cm" svg:y2="17.15cm">
          <text:p/>
        </draw:line>
        <draw:frame draw:style-name="gr14" draw:layer="layout" svg:width="3.283cm" svg:height="0.963cm" svg:x="10.867cm" svg:y="3.362cm">
          <draw:text-box>
            <text:p>5/16” dia</text:p>
          </draw:text-box>
        </draw:frame>
        <draw:frame draw:style-name="gr15" draw:layer="layout" svg:width="5.582cm" svg:height="0.963cm" svg:x="10.243cm" svg:y="9.325cm">
          <draw:text-box>
            <text:p>View of Long Side</text:p>
          </draw:text-box>
        </draw:frame>
        <draw:frame draw:style-name="gr16" draw:layer="layout" svg:width="4.925cm" svg:height="1.025cm" svg:x="3.975cm" svg:y="17.15cm">
          <draw:text-box>
            <text:p>View of left side</text:p>
          </draw:text-box>
        </draw:frame>
        <draw:frame draw:style-name="gr17" draw:layer="layout" svg:width="5.674cm" svg:height="1.675cm" svg:x="18.676cm" svg:y="17.351cm">
          <draw:text-box>
            <text:p>View of right side</text:p>
          </draw:text-box>
        </draw:frame>
        <draw:line draw:style-name="gr13" draw:text-style-name="P1" draw:layer="layout" svg:x1="13.9cm" svg:y1="3.975cm" svg:x2="16.85cm" svg:y2="5.925cm">
          <text:p/>
        </draw:line>
        <draw:line draw:style-name="gr13" draw:text-style-name="P1" draw:layer="layout" svg:x1="13.825cm" svg:y1="4.2cm" svg:x2="16.9cm" svg:y2="7.475cm">
          <text:p/>
        </draw:line>
        <draw:frame draw:style-name="gr14" draw:layer="layout" svg:width="3.283cm" svg:height="0.963cm" svg:x="16.05cm" svg:y="16.7cm">
          <draw:text-box>
            <text:p>20mm d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2-07-14T19:20:15.69</meta:creation-date>
    <dc:date>2022-07-28T09:03:43.43</dc:date>
    <dc:creator>Jerry Smith</dc:creator>
    <meta:editing-duration>PT8M13S</meta:editing-duration>
    <meta:editing-cycles>3</meta:editing-cycles>
    <meta:generator>OpenOffice/4.1.10$Win32 OpenOffice.org_project/4110m2$Build-9807</meta:generator>
    <meta:document-statistic meta:object-count="31"/>
  </office:meta>
</office:document-meta>
</file>